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4" style:family="paragraph" style:parent-style-name="Standard">
      <style:paragraph-properties fo:line-height="140%" fo:text-align="center" style:justify-single-word="false"/>
      <style:text-properties fo:color="#000000" fo:font-size="16pt" fo:font-weight="normal" officeooo:rsid="00187041" officeooo:paragraph-rsid="000f4e9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30%" fo:text-align="center" style:justify-single-word="false"/>
      <style:text-properties fo:font-size="16pt" officeooo:rsid="000f3ba4" officeooo:paragraph-rsid="000f4e9c" style:font-size-asian="16pt" style:font-size-complex="16pt"/>
    </style:style>
    <style:style style:name="P6" style:family="paragraph" style:parent-style-name="Standard">
      <style:paragraph-properties fo:line-height="140%" fo:text-align="center" style:justify-single-word="false"/>
      <style:text-properties fo:font-size="16pt" officeooo:rsid="000f3ba4" officeooo:paragraph-rsid="000f4e9c" style:font-size-asian="16pt" style:font-size-complex="16pt"/>
    </style:style>
    <style:style style:name="P7" style:family="paragraph" style:parent-style-name="Standard">
      <style:paragraph-properties fo:line-height="140%" fo:text-align="center" style:justify-single-word="false"/>
      <style:text-properties fo:font-size="16pt" officeooo:rsid="000f5347" officeooo:paragraph-rsid="000f4e9c" style:font-size-asian="16pt" style:font-size-complex="16pt"/>
    </style:style>
    <style:style style:name="P8" style:family="paragraph" style:parent-style-name="Standard" style:master-page-name="Standard">
      <style:paragraph-properties fo:line-height="130%" fo:text-align="center" style:justify-single-word="false" style:page-number="auto"/>
      <style:text-properties fo:font-size="16pt" officeooo:rsid="000f3ba4" officeooo:paragraph-rsid="000f4e9c" style:font-size-asian="16pt" style:font-size-complex="1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2.898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rcado Com Sangue</text:span><text:tab/><text:span text:style-name="T2">Ministério Além do Véu [ 4 ]</text:span></text:p>
      <text:p text:style-name="P6">O que fazer</text:p>
      <text:p text:style-name="P6">Se o mar não se abrir</text:p>
      <text:p text:style-name="P6">E se meus inimigos me alcançarem</text:p>
      <text:p text:style-name="P6">Para onde eu irei</text:p>
      <text:p text:style-name="P6">Mas olho para o alto e lembro da promessa</text:p>
      <text:p text:style-name="P6">Vou me levantar pra Vitória</text:p>
      <text:p text:style-name="P6">No caminho do milagre eu vou estar</text:p>
      <text:p text:style-name="P6"/>
      <text:p text:style-name="P6">Coro:</text:p>
      <text:p text:style-name="P6">Eu fui marcado com sangue</text:p>
      <text:p text:style-name="P6">Chamado pra vencer</text:p>
      <text:p text:style-name="P6">Pela fé eu sei que posso</text:p>
      <text:p text:style-name="P6">Conquistar o impossível</text:p>
      <text:p text:style-name="P6">Eu fui marcado com sangue</text:p>
      <text:p text:style-name="P6">Nada pode me deter</text:p>
      <text:p text:style-name="P6">O impossível Deus faz acontecer</text:p>
      <text:p text:style-name="P6"/>
      <text:p text:style-name="P7"><draw:custom-shape text:anchor-type="paragraph" draw:z-index="1" draw:style-name="gr2" draw:text-style-name="P10" svg:width="0.424cm" svg:height="2.899cm" svg:x="3.216cm" svg:y="-0.23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Só Ele faz</text:p>
      <text:p text:style-name="P7"><draw:frame text:anchor-type="paragraph" draw:z-index="0" draw:style-name="gr1" draw:text-style-name="P9" svg:width="1.059cm" svg:height="0.503cm" svg:x="2.157cm" svg:y="0.039cm"><draw:text-box><text:p>Final:</text:p></draw:text-box></draw:frame>O Impossível Deus faz acontecer</text:p>
      <text:p text:style-name="P4">Acontecer</text:p>
      <text:p text:style-name="P4"/>
      <text:p text:style-name="P5"><text:span text:style-name="T1">Marcado Com Sangue</text:span><text:tab/><text:span text:style-name="T2">Ministério Além do Véu [ 4 ]</text:span></text:p>
      <text:p text:style-name="P6">O que fazer</text:p>
      <text:p text:style-name="P6">Se o mar não se abrir</text:p>
      <text:p text:style-name="P6">E se meus inimigos me alcançarem</text:p>
      <text:p text:style-name="P6">Para onde eu irei</text:p>
      <text:p text:style-name="P6">Mas olho para o alto e lembro da promessa</text:p>
      <text:p text:style-name="P6">Vou me levantar pra Vitória</text:p>
      <text:p text:style-name="P6">No caminho do milagre eu vou estar</text:p>
      <text:p text:style-name="P6"/>
      <text:p text:style-name="P6">Coro:</text:p>
      <text:p text:style-name="P6">Eu fui marcado com sangue</text:p>
      <text:p text:style-name="P6">Chamado pra vencer</text:p>
      <text:p text:style-name="P6">Pela fé eu sei que posso</text:p>
      <text:p text:style-name="P6">Conquistar o impossível</text:p>
      <text:p text:style-name="P6">Eu fui marcado com sangue</text:p>
      <text:p text:style-name="P6">Nada pode me deter</text:p>
      <text:p text:style-name="P6">O impossível Deus faz acontecer</text:p>
      <text:p text:style-name="P6"/>
      <text:p text:style-name="P7"><draw:custom-shape text:anchor-type="paragraph" draw:z-index="3" draw:style-name="gr2" draw:text-style-name="P10" svg:width="0.424cm" svg:height="2.899cm" svg:x="3.216cm" svg:y="-0.23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Só Ele faz</text:p>
      <text:p text:style-name="P7"><draw:frame text:anchor-type="paragraph" draw:z-index="2" draw:style-name="gr1" draw:text-style-name="P9" svg:width="1.059cm" svg:height="0.503cm" svg:x="2.157cm" svg:y="0.039cm"><draw:text-box><text:p>Final:</text:p></draw:text-box></draw:frame>O Impossível Deus faz acontecer</text:p>
      <text:p text:style-name="P4">Aconte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5:19.379153625</dc:date>
    <meta:editing-cycles>10</meta:editing-cycles>
    <meta:editing-duration>PT16M33S</meta:editing-duration>
    <meta:generator>LibreOffice/4.4.6.3$Linux_X86_64 LibreOffice_project/40m0$Build-3</meta:generator>
    <meta:document-statistic meta:table-count="0" meta:image-count="0" meta:object-count="0" meta:page-count="1" meta:paragraph-count="38" meta:word-count="182" meta:character-count="898" meta:non-whitespace-character-count="754"/>
  </office:meta>
</office:document-meta>
</file>